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f3ef3" officeooo:paragraph-rsid="000f3ef3"/>
    </style:style>
    <style:style style:name="P2" style:family="paragraph" style:parent-style-name="Standard">
      <style:paragraph-properties fo:text-align="start" style:justify-single-word="false"/>
      <style:text-properties officeooo:rsid="000f3ef3" officeooo:paragraph-rsid="000f3ef3"/>
    </style:style>
    <style:style style:name="P3" style:family="paragraph" style:parent-style-name="Standard">
      <style:paragraph-properties fo:text-align="start" style:justify-single-word="false"/>
      <style:text-properties officeooo:rsid="0014230a" officeooo:paragraph-rsid="0014230a"/>
    </style:style>
    <style:style style:name="P4" style:family="paragraph" style:parent-style-name="Standard">
      <style:paragraph-properties fo:text-align="start" style:justify-single-word="false"/>
      <style:text-properties officeooo:rsid="00167a81" officeooo:paragraph-rsid="00167a81"/>
    </style:style>
    <style:style style:name="P5" style:family="paragraph" style:parent-style-name="Standard">
      <style:paragraph-properties fo:text-align="start" style:justify-single-word="false"/>
      <style:text-properties officeooo:rsid="00169039" officeooo:paragraph-rsid="00169039"/>
    </style:style>
    <style:style style:name="P6" style:family="paragraph" style:parent-style-name="Standard">
      <style:paragraph-properties fo:text-align="start" style:justify-single-word="false"/>
      <style:text-properties officeooo:rsid="0018731d" officeooo:paragraph-rsid="0018731d"/>
    </style:style>
    <style:style style:name="P7" style:family="paragraph" style:parent-style-name="Standard">
      <style:paragraph-properties fo:text-align="start" style:justify-single-word="false"/>
      <style:text-properties officeooo:rsid="00197d05" officeooo:paragraph-rsid="00197d05"/>
    </style:style>
    <style:style style:name="P8" style:family="paragraph" style:parent-style-name="Standard">
      <style:paragraph-properties fo:text-align="start" style:justify-single-word="false"/>
      <style:text-properties officeooo:rsid="001b3020" officeooo:paragraph-rsid="001b3020"/>
    </style:style>
    <style:style style:name="P9" style:family="paragraph" style:parent-style-name="Standard">
      <style:paragraph-properties fo:text-align="center" style:justify-single-word="false"/>
      <style:text-properties fo:font-weight="bold" officeooo:rsid="000f3ef3" officeooo:paragraph-rsid="000f3ef3" style:font-weight-asian="bold" style:font-weight-complex="bold"/>
    </style:style>
    <style:style style:name="P10" style:family="paragraph" style:parent-style-name="Standard">
      <style:paragraph-properties fo:text-align="start" style:justify-single-word="false"/>
      <style:text-properties fo:font-weight="bold" officeooo:rsid="000f3ef3" officeooo:paragraph-rsid="000f3ef3" style:font-weight-asian="bold" style:font-weight-complex="bold"/>
    </style:style>
    <style:style style:name="P11" style:family="paragraph" style:parent-style-name="Standard">
      <style:paragraph-properties fo:text-align="start" style:justify-single-word="false"/>
      <style:text-properties fo:font-weight="bold" officeooo:rsid="0018731d" officeooo:paragraph-rsid="0018731d" style:font-weight-asian="bold" style:font-weight-complex="bold"/>
    </style:style>
    <style:style style:name="P12" style:family="paragraph" style:parent-style-name="Standard">
      <style:paragraph-properties fo:text-align="start" style:justify-single-word="false"/>
      <style:text-properties fo:font-weight="bold" officeooo:rsid="00169039" officeooo:paragraph-rsid="00169039" style:font-weight-asian="bold" style:font-weight-complex="bold"/>
    </style:style>
    <style:style style:name="P13" style:family="paragraph" style:parent-style-name="Standard">
      <style:paragraph-properties fo:text-align="start" style:justify-single-word="false"/>
      <style:text-properties fo:font-weight="bold" officeooo:rsid="001b3020" officeooo:paragraph-rsid="001b3020" style:font-weight-asian="bold" style:font-weight-complex="bold"/>
    </style:style>
    <style:style style:name="P14" style:family="paragraph" style:parent-style-name="Standard">
      <style:paragraph-properties fo:text-align="center" style:justify-single-word="false"/>
      <style:text-properties fo:font-size="18pt" fo:font-weight="bold" officeooo:paragraph-rsid="001d74b0" style:font-size-asian="18pt" style:font-weight-asian="bold" style:font-size-complex="18pt" style:font-weight-complex="bold"/>
    </style:style>
    <style:style style:name="P15" style:family="paragraph" style:parent-style-name="Standard">
      <style:paragraph-properties fo:text-align="center" style:justify-single-word="false"/>
      <style:text-properties fo:font-size="14pt" fo:font-weight="bold" officeooo:paragraph-rsid="001d74b0"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8pt" fo:font-weight="bold" officeooo:rsid="000f3ef3" officeooo:paragraph-rsid="001d74b0" style:font-size-asian="18pt" style:font-weight-asian="bold" style:font-size-complex="18pt" style:font-weight-complex="bold"/>
    </style:style>
    <style:style style:name="P17" style:family="paragraph" style:parent-style-name="Standard">
      <style:paragraph-properties fo:text-align="center" style:justify-single-word="false"/>
      <style:text-properties fo:font-size="14pt" fo:font-weight="bold" officeooo:rsid="000f3ef3" officeooo:paragraph-rsid="001d74b0" style:font-size-asian="14pt" style:font-weight-asian="bold" style:font-size-complex="14pt" style:font-weight-complex="bold"/>
    </style:style>
    <style:style style:name="P18" style:family="paragraph" style:parent-style-name="Standard">
      <style:paragraph-properties fo:text-align="center" style:justify-single-word="false"/>
      <style:text-properties fo:font-size="14pt" fo:font-weight="bold" officeooo:rsid="000f3ef3" officeooo:paragraph-rsid="000f3ef3"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size="14pt" fo:font-weight="bold" officeooo:rsid="000f3ef3" officeooo:paragraph-rsid="000f3ef3" style:font-size-asian="14pt" style:font-weight-asian="bold" style:font-size-complex="14pt" style:font-weight-complex="bold"/>
    </style:style>
    <style:style style:name="P20" style:family="paragraph" style:parent-style-name="Standard">
      <style:paragraph-properties fo:text-align="start" style:justify-single-word="false"/>
      <style:text-properties fo:font-weight="bold" officeooo:rsid="000f3ef3" officeooo:paragraph-rsid="000f3ef3" style:font-weight-asian="bold" style:font-weight-complex="bold"/>
    </style:style>
    <style:style style:name="P21" style:family="paragraph" style:parent-style-name="Standard">
      <style:paragraph-properties fo:text-align="start" style:justify-single-word="false"/>
      <style:text-properties fo:font-weight="bold" officeooo:rsid="000f3ef3" officeooo:paragraph-rsid="002059a3" style:font-weight-asian="bold" style:font-weight-complex="bold"/>
    </style:style>
    <style:style style:name="P22" style:family="paragraph" style:parent-style-name="Standard">
      <style:paragraph-properties fo:text-align="center" style:justify-single-word="false"/>
      <style:text-properties fo:font-size="16pt" fo:font-weight="bold" officeooo:rsid="000f3ef3" officeooo:paragraph-rsid="002059a3" style:font-size-asian="16pt" style:font-weight-asian="bold" style:font-size-complex="16pt" style:font-weight-complex="bold"/>
    </style:style>
    <style:style style:name="P23" style:family="paragraph" style:parent-style-name="Standard">
      <style:paragraph-properties fo:margin-left="0.1in" fo:margin-right="0in" fo:text-align="start" style:justify-single-word="false" fo:text-indent="0in" style:auto-text-indent="false"/>
      <style:text-properties officeooo:rsid="001487b1" officeooo:paragraph-rsid="001487b1"/>
    </style:style>
    <style:style style:name="P24" style:family="paragraph" style:parent-style-name="Standard">
      <style:paragraph-properties fo:margin-left="0.1in" fo:margin-right="0in" fo:text-align="start" style:justify-single-word="false" fo:text-indent="0in" style:auto-text-indent="false"/>
      <style:text-properties officeooo:rsid="00167a81" officeooo:paragraph-rsid="00167a81"/>
    </style:style>
    <style:style style:name="P25" style:family="paragraph" style:parent-style-name="Standard">
      <style:paragraph-properties fo:margin-left="0.1in" fo:margin-right="0in" fo:text-align="start" style:justify-single-word="false" fo:text-indent="0in" style:auto-text-indent="false"/>
      <style:text-properties officeooo:rsid="0018731d" officeooo:paragraph-rsid="0018731d"/>
    </style:style>
    <style:style style:name="P26" style:family="paragraph" style:parent-style-name="Standard">
      <style:paragraph-properties fo:margin-left="0.1in" fo:margin-right="0in" fo:text-align="start" style:justify-single-word="false" fo:text-indent="0in" style:auto-text-indent="false"/>
      <style:text-properties officeooo:rsid="000f3ef3" officeooo:paragraph-rsid="000f3ef3"/>
    </style:style>
    <style:style style:name="P27" style:family="paragraph" style:parent-style-name="Standard">
      <style:paragraph-properties fo:margin-left="0.1in" fo:margin-right="0in" fo:text-align="start" style:justify-single-word="false" fo:text-indent="0in" style:auto-text-indent="false"/>
      <style:text-properties fo:color="#9999ff" fo:font-style="normal" fo:font-weight="normal" officeooo:rsid="000f3ef3" officeooo:paragraph-rsid="000f3ef3" style:font-style-asian="normal" style:font-weight-asian="normal" style:font-style-complex="normal" style:font-weight-complex="normal"/>
    </style:style>
    <style:style style:name="P28" style:family="paragraph" style:parent-style-name="Standard">
      <style:paragraph-properties fo:margin-left="0.1in" fo:margin-right="0in" fo:text-align="start" style:justify-single-word="false" fo:text-indent="0in" style:auto-text-indent="false"/>
      <style:text-properties fo:color="#9999ff" officeooo:rsid="000f3ef3" officeooo:paragraph-rsid="000f3ef3"/>
    </style:style>
    <style:style style:name="P29" style:family="paragraph" style:parent-style-name="Standard">
      <style:paragraph-properties fo:margin-left="0.1in" fo:margin-right="0in" fo:text-align="start" style:justify-single-word="false" fo:text-indent="0in" style:auto-text-indent="false"/>
      <style:text-properties fo:color="#9999ff" officeooo:rsid="0010662b" officeooo:paragraph-rsid="0010662b"/>
    </style:style>
    <style:style style:name="P30" style:family="paragraph" style:parent-style-name="Standard">
      <style:paragraph-properties fo:margin-left="0.1in" fo:margin-right="0in" fo:text-align="start" style:justify-single-word="false" fo:text-indent="0in" style:auto-text-indent="false"/>
      <style:text-properties fo:color="#9999ff" officeooo:rsid="00125e37" officeooo:paragraph-rsid="00125e37"/>
    </style:style>
    <style:style style:name="P31" style:family="paragraph" style:parent-style-name="Standard">
      <style:paragraph-properties fo:margin-left="0.1in" fo:margin-right="0in" fo:text-align="start" style:justify-single-word="false" fo:text-indent="0in" style:auto-text-indent="false"/>
      <style:text-properties fo:color="#9999ff" officeooo:rsid="0014230a" officeooo:paragraph-rsid="0014230a"/>
    </style:style>
    <style:style style:name="P32" style:family="paragraph" style:parent-style-name="Standard">
      <style:paragraph-properties fo:margin-left="0.1in" fo:margin-right="0in" fo:text-align="start" style:justify-single-word="false" fo:text-indent="0in" style:auto-text-indent="false"/>
      <style:text-properties officeooo:rsid="0010662b" officeooo:paragraph-rsid="0010662b"/>
    </style:style>
    <style:style style:name="P33" style:family="paragraph" style:parent-style-name="Standard">
      <style:paragraph-properties fo:margin-left="0.1in" fo:margin-right="0in" fo:text-align="start" style:justify-single-word="false" fo:text-indent="0in" style:auto-text-indent="false"/>
      <style:text-properties officeooo:rsid="00125e37" officeooo:paragraph-rsid="00125e37"/>
    </style:style>
    <style:style style:name="P34" style:family="paragraph" style:parent-style-name="Standard">
      <style:paragraph-properties fo:margin-left="0.1in" fo:margin-right="0in" fo:text-align="start" style:justify-single-word="false" fo:text-indent="0in" style:auto-text-indent="false"/>
      <style:text-properties fo:color="#663300" officeooo:rsid="00125e37" officeooo:paragraph-rsid="00125e37"/>
    </style:style>
    <style:style style:name="P35" style:family="paragraph" style:parent-style-name="Standard">
      <style:paragraph-properties fo:margin-left="0.1in" fo:margin-right="0in" fo:text-align="start" style:justify-single-word="false" fo:text-indent="0in" style:auto-text-indent="false"/>
      <style:text-properties officeooo:rsid="00169039" officeooo:paragraph-rsid="00169039"/>
    </style:style>
    <style:style style:name="P36" style:family="paragraph" style:parent-style-name="Standard">
      <style:paragraph-properties fo:margin-left="0.1in" fo:margin-right="0in" fo:text-align="start" style:justify-single-word="false" fo:text-indent="0in" style:auto-text-indent="false"/>
      <style:text-properties fo:font-weight="bold" officeooo:rsid="00197d05" officeooo:paragraph-rsid="00197d05" style:font-weight-asian="bold" style:font-weight-complex="bold"/>
    </style:style>
    <style:style style:name="P37" style:family="paragraph" style:parent-style-name="Standard">
      <style:paragraph-properties fo:margin-left="0.1in" fo:margin-right="0in" fo:text-align="start" style:justify-single-word="false" fo:text-indent="0in" style:auto-text-indent="false"/>
      <style:text-properties officeooo:rsid="00197d05" officeooo:paragraph-rsid="00197d05"/>
    </style:style>
    <style:style style:name="P38" style:family="paragraph" style:parent-style-name="Standard">
      <style:paragraph-properties fo:margin-left="0.1in" fo:margin-right="0in" fo:text-align="start" style:justify-single-word="false" fo:text-indent="0in" style:auto-text-indent="false"/>
      <style:text-properties officeooo:rsid="001d74b0" officeooo:paragraph-rsid="001d74b0"/>
    </style:style>
    <style:style style:name="P39" style:family="paragraph" style:parent-style-name="Standard">
      <style:paragraph-properties fo:margin-left="0.1in" fo:margin-right="0in" fo:text-align="start" style:justify-single-word="false" fo:text-indent="0in" style:auto-text-indent="false"/>
      <style:text-properties officeooo:rsid="001befab" officeooo:paragraph-rsid="001befab"/>
    </style:style>
    <style:style style:name="T1" style:family="text">
      <style:text-properties officeooo:rsid="0010662b"/>
    </style:style>
    <style:style style:name="T2" style:family="text">
      <style:text-properties officeooo:rsid="00125e37"/>
    </style:style>
    <style:style style:name="T3" style:family="text">
      <style:text-properties officeooo:rsid="00169039"/>
    </style:style>
    <style:style style:name="T4" style:family="text">
      <style:text-properties officeooo:rsid="0018731d"/>
    </style:style>
    <style:style style:name="T5" style:family="text">
      <style:text-properties officeooo:rsid="00197d05"/>
    </style:style>
    <style:style style:name="T6" style:family="text">
      <style:text-properties officeooo:rsid="001b3020"/>
    </style:style>
    <style:style style:name="T7" style:family="text">
      <style:text-properties fo:font-style="italic" style:font-style-asian="italic" style:font-style-complex="italic"/>
    </style:style>
    <style:style style:name="T8" style:family="text">
      <style:text-properties officeooo:rsid="001d74b0"/>
    </style:style>
    <style:style style:name="T9" style:family="text">
      <style:text-properties fo:color="#9999ff"/>
    </style:style>
    <style:style style:name="T10" style:family="text">
      <style:text-properties fo:color="#663300"/>
    </style:style>
    <style:style style:name="T11" style:family="text">
      <style:text-properties fo:color="#ff3333"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0000" fo:font-weight="normal" officeooo:rsid="0019eb6b" style:font-weight-asian="normal" style:font-weight-complex="normal"/>
    </style:style>
    <style:style style:name="T14" style:family="text">
      <style:text-properties officeooo:rsid="002059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
      <text:p text:style-name="P16"/>
      <text:p text:style-name="P16"/>
      <text:p text:style-name="P16"/>
      <text:p text:style-name="P16"/>
      <text:p text:style-name="P16"/>
      <text:p text:style-name="P16"/>
      <text:p text:style-name="P16"/>
      <text:p text:style-name="P16"/>
      <text:p text:style-name="P16">CSCE625: Artificial Intelligence</text:p>
      <text:p text:style-name="P14"/>
      <text:p text:style-name="P17">Final Exam</text:p>
      <text:p text:style-name="P15"/>
      <text:p text:style-name="P9">Minjie Lu, <text:span text:style-name="T8">UIN: 922003096</text:span></text:p>
      <text:p text:style-name="P1"/>
      <text:p text:style-name="P18">Option1: First-Order Logic Engin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9"/>
      <text:p text:style-name="P2"/>
      <text:p text:style-name="P10"/>
      <text:p text:style-name="P10"/>
      <text:p text:style-name="P10"/>
      <text:p text:style-name="P22"><text:span text:style-name="T14">Description About The System</text:span></text:p>
      <text:p text:style-name="P22"/>
      <text:p text:style-name="P22"/>
      <text:p text:style-name="P21"/>
      <text:p text:style-name="P21"><text:span text:style-name="T14">A. </text:span>Environment:</text:p>
      <text:p text:style-name="P2"/>
      <text:p text:style-name="P23">Python 2.7.6</text:p>
      <text:p text:style-name="P24">PLY-3.8 is installed.</text:p>
      <text:p text:style-name="P4"/>
      <text:p text:style-name="P11"><text:span text:style-name="T8">B. </text:span>Structure:</text:p>
      <text:p text:style-name="P6"/>
      <text:p text:style-name="P25">folresolution.py is the main program to run.</text:p>
      <text:p text:style-name="P25">SentenceParser.<text:span text:style-name="T8">py</text:span> and AtomicSentenceParser.<text:span text:style-name="T8">py</text:span> are auxiliary programs.</text:p>
      <text:p text:style-name="P2"/>
      <text:p text:style-name="P10"><text:span text:style-name="T8">C. </text:span>Format of input for knowledge base and query:</text:p>
      <text:p text:style-name="P2"/>
      <text:p text:style-name="P26">1. Variables are represented by single or combination of lowercase letters. Constants are represented by single of uppercase letters. <text:span text:style-name="T1">Predicates and f</text:span>unctions must be a mixture of uppercase and lowercase letters. For example:</text:p>
      <text:p text:style-name="P26"/>
      <text:p text:style-name="P27"><text:span text:style-name="T10">Variables:</text:span> x, y, z...</text:p>
      <text:p text:style-name="P27"><text:span text:style-name="T10">Constants:</text:span> WEST, NONO...</text:p>
      <text:p text:style-name="P27"><text:span text:style-name="T10">Functions:</text:span> Missile, Weapon...</text:p>
      <text:p text:style-name="P26"/>
      <text:p text:style-name="P26">2. Universal quantifiers are represented by 'ForAll'. Existential quantifier are represented by 'Exist'. Variables mentioned by these quantifier are enclosed by braces. For example:</text:p>
      <text:p text:style-name="P26"/>
      <text:p text:style-name="P28">ForAll{x,y,z}</text:p>
      <text:p text:style-name="P28">Exist{u,v}</text:p>
      <text:p text:style-name="P32"/>
      <text:p text:style-name="P32">3. Logic connectives are represented as the list below:</text:p>
      <text:p text:style-name="P32"/>
      <text:p text:style-name="P29"><text:span text:style-name="T10">Not:</text:span> not(Criminal(WEST))</text:p>
      <text:p text:style-name="P29"><text:span text:style-name="T10">And:</text:span> &amp;</text:p>
      <text:p text:style-name="P29"><text:span text:style-name="T10">Or:</text:span> |</text:p>
      <text:p text:style-name="P29"><text:span text:style-name="T10">Implies:</text:span> =&gt;</text:p>
      <text:p text:style-name="P32"><text:span text:style-name="T10">If and only if:</text:span><text:span text:style-name="T9"> =&gt; </text:span><text:span text:style-name="T11">(This connective has not been included in my program yet.)</text:span></text:p>
      <text:p text:style-name="P32"><text:soft-page-break/></text:p>
      <text:p text:style-name="P32">4. Following are some examples for predicate:</text:p>
      <text:p text:style-name="P32"/>
      <text:p text:style-name="P29">American<text:span text:style-name="T2">(x)</text:span></text:p>
      <text:p text:style-name="P30">Sells(WEST,x,NONO)</text:p>
      <text:p text:style-name="P33"/>
      <text:p text:style-name="P33">5. Following are some examples for functions:</text:p>
      <text:p text:style-name="P33"/>
      <text:p text:style-name="P30">Father(x)</text:p>
      <text:p text:style-name="P30">Parent(WEST) <text:span text:style-name="T11">(I haven't tried examples with functions yet)</text:span></text:p>
      <text:p text:style-name="P34">'Fa', 'Ga', 'Ha', 'Ia', 'Ja', 'Ka' are reserved for Skolem functions</text:p>
      <text:p text:style-name="P33"/>
      <text:p text:style-name="P33">6. Grouped elements should be enclosed by brackets. For example:</text:p>
      <text:p text:style-name="P33"/>
      <text:p text:style-name="P30">ForAll{x} [ForAll{y} Animal(y) =&gt; Loves(x,y)] =&gt; [Exist{y} Loves(y,x)]</text:p>
      <text:p text:style-name="P33"/>
      <text:p text:style-name="P33">7. There can't be space within a single atomic sentence. For example:</text:p>
      <text:p text:style-name="P33"/>
      <text:p text:style-name="P30"><text:span text:style-name="T10">Wrong:</text:span> Loves(x, y) <text:s text:c="9"/><text:span text:style-name="T10">Right:</text:span> Loves(x,y)</text:p>
      <text:p text:style-name="P30"><text:span text:style-name="T10">Wrong:</text:span> not( Loves(x,y)) <text:s text:c="9"/><text:span text:style-name="T10">Right:</text:span> not(Loves(x,y))</text:p>
      <text:p text:style-name="P33"/>
      <text:p text:style-name="P33">8. There should be ENTER between sentences. Then a complete K<text:span text:style-name="T3">nowledge base(K</text:span>B<text:span text:style-name="T3">)</text:span> should be like the following example:</text:p>
      <text:p text:style-name="P33"/>
      <text:p text:style-name="P30">ForAll{x,y,z} American(x) &amp; Weapon(y) &amp; Sells(x,y,z) &amp; Hostile(z) =&gt; Criminal(x) </text:p>
      <text:p text:style-name="P30">ForAll{x} Missile(x) &amp; Owns(NONO,x) =&gt; Sells(WEST,x,NONO) </text:p>
      <text:p text:style-name="P30">ForAll{x} Enemy(x,AMERICAN) =&gt; Hostile(x) </text:p>
      <text:p text:style-name="P30">ForAll{x} Missile(x) =&gt; Weapon(x) </text:p>
      <text:p text:style-name="P30">Owns(NONO,MI) </text:p>
      <text:p text:style-name="P30">American(WEST) </text:p>
      <text:p text:style-name="P30">Missile(MI) </text:p>
      <text:p text:style-name="P30">Enemy(NONO,AMERICAN)</text:p>
      <text:p text:style-name="P33"/>
      <text:p text:style-name="P33">Query can be like:</text:p>
      <text:p text:style-name="P33"/>
      <text:p text:style-name="P31">Criminal(WEST)</text:p>
      <text:p text:style-name="P3"/>
      <text:p text:style-name="P12"><text:span text:style-name="T8">D. O</text:span>perations:</text:p>
      <text:p text:style-name="P5"/>
      <text:p text:style-name="P35">You can choose to apply a complete or incomplete resolution.</text:p>
      <text:p text:style-name="P35">For complete resolution, the first iteration of resolution will be carried out among all the clauses of the KB themselves and between these clauses and the negated query. For incomplete resolution, the first iteration will be only carried out between the clauses in KB and <text:span text:style-name="T4">the negated query.</text:span></text:p>
      <text:p text:style-name="P35"/>
      <text:p text:style-name="P25">I prepared two KBs. One in the file 'Knowledge_base.txt'. The other in the file 'KB_Enemy.txt'. Now the program is referred to 'KB_Enemy.txt' which is the first example on the text book. <text:span text:style-name="T11">It takes a long time to do the resolution even if you choose incomplete resolution.</text:span> But after 9 steps, it will tell 'Criminal(WEST)' is true which is the same as shown on the textbook.</text:p>
      <text:p text:style-name="P25">To change the KB. The file name in line 404 of <text:s/>'folresolution.py' should be changed to 'Knowledge_base'. This is a simple KB and quer<text:span text:style-name="T8">ie</text:span>s like 'Likes(PROFESSOR,WEST)' and 'not(Likes(PROFESSOR,WEST))' can be asked.</text:p>
      <text:p text:style-name="P6"/>
      <text:p text:style-name="P11"><text:soft-page-break/><text:span text:style-name="T8">E. </text:span>Features <text:span text:style-name="T5">and limitations </text:span>of my program:</text:p>
      <text:p text:style-name="P6"/>
      <text:p text:style-name="P36">Features:</text:p>
      <text:p text:style-name="P37"><text:span text:style-name="T8">1. </text:span>Conversion of a sentence to CNF is implemented according to the procedures in the textbook.</text:p>
      <text:p text:style-name="P37">Elimate implications =&gt; Move not inwards =&gt; Standardize variables =&gt; Skolemization =&gt; Drop Universal quantifiers =&gt; Distribute or over and [1, <text:span text:style-name="T6">p.346-347</text:span>]</text:p>
      <text:p text:style-name="P37">These procedures are done in a tree for which leaves are complete atomic sentences.</text:p>
      <text:p text:style-name="P37"><text:span text:style-name="T8">2. </text:span>For resolution, unification and factoring are both implemented according to rules. When unification happened, variables will be standardized between sentences.[1, <text:span text:style-name="T6">p.347</text:span>]</text:p>
      <text:p text:style-name="P37">These procedures are done in a tree for which leaves are variables and constants.</text:p>
      <text:p text:style-name="P38">3. If a query is directly against KB, a 'False' will be returned directly.</text:p>
      <text:p text:style-name="P37"/>
      <text:p text:style-name="P36">Limitations:</text:p>
      <text:p text:style-name="P37">1. <text:span text:style-name="T12">Since I didn't planned carefully at first, I have to import the PLY library twice in my program. So I can't make an iteration to constantly ask queries during a single run. Further improvement can include a modify of this </text:span><text:span text:style-name="T13">disadvantage.</text:span></text:p>
      <text:p text:style-name="P37">2. I haven't tried to include 'Equality' and 'If and only if' in my program yet.</text:p>
      <text:p text:style-name="P37">3. <text:span text:style-name="T6">I should try to implement resolution strategies such as unit preference, set of support, input resolution and subsumption to increase efficiency. [1, p.355-356] Otherwise, we can calculate resolutions happen in each iteration is in the order of O(n^k), where n is the size of the KB and k actually has a Fibonacci relation to iteration times. This is calculated by supposing each pair of old clause and newly generated clause can result in a resolution. Among these strategies, subsumption is very necessary and clear to be implemented.</text:span></text:p>
      <text:p text:style-name="P39">What's more, it might be possible to program resolution problems as search problems</text:p>
      <text:p text:style-name="P7"/>
      <text:p text:style-name="P13"/>
      <text:p text:style-name="P13"/>
      <text:p text:style-name="P13"/>
      <text:p text:style-name="P13"/>
      <text:p text:style-name="P13">References</text:p>
      <text:p text:style-name="P8"/>
      <text:p text:style-name="P8">Stuart J. Russell and Peter Norvig. <text:span text:style-name="T7">Artificial Intelligence</text:span>: A Mode<text:span text:style-name="T8">r</text:span>n Approach. Third Edition. Upper Saddle River, NJ, U.S.A.: Prentice-Hall, Inc.,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9T10:40:19.351365510</meta:creation-date>
    <dc:date>2016-05-09T13:43:29.844319445</dc:date>
    <meta:editing-duration>PT2H42M13S</meta:editing-duration>
    <meta:editing-cycles>11</meta:editing-cycles>
    <meta:generator>LibreOffice/4.2.3.3$Linux_X86_64 LibreOffice_project/420m0$Build-3</meta:generator>
    <meta:document-statistic meta:table-count="0" meta:image-count="0" meta:object-count="0" meta:page-count="4" meta:paragraph-count="68" meta:word-count="724" meta:character-count="4784" meta:non-whitespace-character-count="4102"/>
  </office:meta>
</office:document-meta>
</file>